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325D0D779E2D1417.png" manifest:media-type="image/png"/>
  <manifest:file-entry manifest:full-path="Pictures/10000000000000AA0000009D67C848525FB461A3.png" manifest:media-type="image/png"/>
  <manifest:file-entry manifest:full-path="Pictures/100003A500000164000001C8A5B2E84C42C85B96.svg" manifest:media-type="image/svg+xml"/>
  <manifest:file-entry manifest:full-path="Pictures/100006A20000018D0000018DB3B6DC61F342ADE9.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3.886cm" style:rel-column-width="14979*"/>
    </style:style>
    <style:style style:name="Table11.B" style:family="table-column">
      <style:table-column-properties style:column-width="5.653cm" style:rel-column-width="21792*"/>
    </style:style>
    <style:style style:name="Table11.C" style:family="table-column">
      <style:table-column-properties style:column-width="7.461cm" style:rel-column-width="28764*"/>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2"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paragraph-properties fo:margin-top="0cm" fo:margin-bottom="0cm" loext:contextual-spacing="false"/>
      <style:text-properties officeooo:rsid="00c5dc8b" officeooo:paragraph-rsid="00d9bf0e"/>
    </style:style>
    <style:style style:name="P5" style:family="paragraph" style:parent-style-name="Text_20_body">
      <style:paragraph-properties fo:margin-top="0cm" fo:margin-bottom="0cm" loext:contextual-spacing="false"/>
      <style:text-properties officeooo:rsid="00c5dc8b" officeooo:paragraph-rsid="00c5dc8b"/>
    </style:style>
    <style:style style:name="P6" style:family="paragraph" style:parent-style-name="Text_20_body">
      <style:paragraph-properties fo:margin-top="0cm" fo:margin-bottom="0cm" loext:contextual-spacing="false"/>
      <style:text-properties officeooo:rsid="00a63dc4" officeooo:paragraph-rsid="00a63dc4"/>
    </style:style>
    <style:style style:name="P7" style:family="paragraph" style:parent-style-name="Text_20_body">
      <style:paragraph-properties fo:margin-top="0cm" fo:margin-bottom="0cm" loext:contextual-spacing="false"/>
      <style:text-properties officeooo:rsid="00a63dc4" officeooo:paragraph-rsid="00d9bf0e"/>
    </style:style>
    <style:style style:name="P8" style:family="paragraph" style:parent-style-name="Text_20_body">
      <style:paragraph-properties fo:margin-top="0cm" fo:margin-bottom="0cm" loext:contextual-spacing="false"/>
      <style:text-properties officeooo:paragraph-rsid="00a63dc4"/>
    </style:style>
    <style:style style:name="P9" style:family="paragraph" style:parent-style-name="Text_20_body_20_indent">
      <style:paragraph-properties fo:margin-top="0cm" fo:margin-bottom="0cm" loext:contextual-spacing="false"/>
      <style:text-properties officeooo:paragraph-rsid="00a63dc4"/>
    </style:style>
    <style:style style:name="P10" style:family="paragraph" style:parent-style-name="Text_20_body_20_indent">
      <style:paragraph-properties fo:margin-top="0cm" fo:margin-bottom="0cm" loext:contextual-spacing="false"/>
      <style:text-properties officeooo:rsid="0028841e"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b05ac"/>
    </style:style>
    <style:style style:name="P12" style:family="paragraph" style:parent-style-name="Text_20_body_20_indent">
      <style:paragraph-properties fo:margin-top="0cm" fo:margin-bottom="0cm" loext:contextual-spacing="false"/>
      <style:text-properties officeooo:rsid="0028841e" officeooo:paragraph-rsid="00c5dc8b"/>
    </style:style>
    <style:style style:name="P13" style:family="paragraph" style:parent-style-name="Text_20_body_20_indent">
      <style:paragraph-properties fo:margin-top="0cm" fo:margin-bottom="0cm" loext:contextual-spacing="false"/>
      <style:text-properties officeooo:rsid="00ab05ac" officeooo:paragraph-rsid="00ab05ac"/>
    </style:style>
    <style:style style:name="P14" style:family="paragraph" style:parent-style-name="Text_20_body_20_indent">
      <style:paragraph-properties fo:margin-top="0cm" fo:margin-bottom="0cm" loext:contextual-spacing="false" style:writing-mode="page"/>
      <style:text-properties officeooo:paragraph-rsid="00ad068e"/>
    </style:style>
    <style:style style:name="P15" style:family="paragraph" style:parent-style-name="Text_20_body_20_indent">
      <style:paragraph-properties fo:margin-top="0cm" fo:margin-bottom="0cm" loext:contextual-spacing="false" style:writing-mode="page"/>
      <style:text-properties officeooo:rsid="001f851a" officeooo:paragraph-rsid="00afa92a"/>
    </style:style>
    <style:style style:name="P16" style:family="paragraph" style:parent-style-name="Text_20_body_20_indent">
      <style:paragraph-properties fo:margin-top="0cm" fo:margin-bottom="0cm" loext:contextual-spacing="false" style:writing-mode="page"/>
      <style:text-properties officeooo:rsid="001f851a" officeooo:paragraph-rsid="00ad068e"/>
    </style:style>
    <style:style style:name="P17" style:family="paragraph" style:parent-style-name="Text_20_body_20_indent">
      <style:paragraph-properties fo:margin-top="0cm" fo:margin-bottom="0cm" loext:contextual-spacing="false" style:writing-mode="page"/>
      <style:text-properties officeooo:paragraph-rsid="00d87ecb"/>
    </style:style>
    <style:style style:name="P18" style:family="paragraph" style:parent-style-name="Standard">
      <style:paragraph-properties fo:margin-top="0cm" fo:margin-bottom="0cm" loext:contextual-spacing="false" style:writing-mode="page"/>
      <style:text-properties officeooo:paragraph-rsid="00d87ecb"/>
    </style:style>
    <style:style style:name="P19" style:family="paragraph" style:parent-style-name="Text_20_body">
      <style:text-properties fo:language="en" fo:country="US" officeooo:rsid="001f0121" officeooo:paragraph-rsid="001f0121"/>
    </style:style>
    <style:style style:name="P20" style:family="paragraph" style:parent-style-name="Text_20_body">
      <style:text-properties fo:language="en" fo:country="US" officeooo:rsid="001f0121" officeooo:paragraph-rsid="00733b65"/>
    </style:style>
    <style:style style:name="P21" style:family="paragraph" style:parent-style-name="Text_20_body">
      <style:text-properties fo:language="en" fo:country="US" officeooo:rsid="001f0121" officeooo:paragraph-rsid="00a63dc4"/>
    </style:style>
    <style:style style:name="P22" style:family="paragraph" style:parent-style-name="Text_20_body">
      <style:text-properties officeooo:paragraph-rsid="00a63dc4"/>
    </style:style>
    <style:style style:name="P23" style:family="paragraph" style:parent-style-name="Text_20_body">
      <style:text-properties officeooo:paragraph-rsid="00dc1fbf"/>
    </style:style>
    <style:style style:name="P24" style:family="paragraph" style:parent-style-name="Text_20_body">
      <style:text-properties officeooo:rsid="00a87f4d" officeooo:paragraph-rsid="00a87f4d"/>
    </style:style>
    <style:style style:name="P25" style:family="paragraph" style:parent-style-name="Text_20_body">
      <style:text-properties officeooo:paragraph-rsid="00733b65"/>
    </style:style>
    <style:style style:name="P26" style:family="paragraph" style:parent-style-name="Text_20_body">
      <style:text-properties officeooo:paragraph-rsid="00bc10ac"/>
    </style:style>
    <style:style style:name="P27" style:family="paragraph" style:parent-style-name="Text_20_body">
      <style:text-properties officeooo:paragraph-rsid="00d54e5f"/>
    </style:style>
    <style:style style:name="P28" style:family="paragraph" style:parent-style-name="Text_20_body">
      <style:text-properties officeooo:rsid="00d9bf0e" officeooo:paragraph-rsid="00d9bf0e"/>
    </style:style>
    <style:style style:name="P29" style:family="paragraph" style:parent-style-name="Text_20_Note">
      <style:text-properties officeooo:paragraph-rsid="00a63dc4"/>
    </style:style>
    <style:style style:name="P30" style:family="paragraph" style:parent-style-name="Text_20_body_20_indent">
      <style:text-properties officeooo:paragraph-rsid="00a63dc4"/>
    </style:style>
    <style:style style:name="P31" style:family="paragraph" style:parent-style-name="Text_20_body_20_indent">
      <style:text-properties officeooo:paragraph-rsid="00ab05ac"/>
    </style:style>
    <style:style style:name="P32" style:family="paragraph" style:parent-style-name="Text_20_body_20_indent">
      <style:text-properties officeooo:paragraph-rsid="00afa92a"/>
    </style:style>
    <style:style style:name="P33" style:family="paragraph" style:parent-style-name="Subtitle">
      <style:text-properties fo:language="en" fo:country="US" officeooo:rsid="001f0121"/>
    </style:style>
    <style:style style:name="P34" style:family="paragraph" style:parent-style-name="Table_20_Contents">
      <style:text-properties officeooo:paragraph-rsid="00c9407b"/>
    </style:style>
    <style:style style:name="P35" style:family="paragraph" style:parent-style-name="Table_20_Heading">
      <style:text-properties fo:font-size="10.5pt" officeooo:paragraph-rsid="00c9407b" style:font-size-asian="10.5pt" style:font-size-complex="10.5pt"/>
    </style:style>
    <style:style style:name="P36" style:family="paragraph" style:parent-style-name="Guide_20_Name">
      <style:text-properties fo:language="en" fo:country="US" officeooo:rsid="001f0121" officeooo:paragraph-rsid="00a49c0f"/>
    </style:style>
    <style:style style:name="P37" style:family="paragraph" style:parent-style-name="Title">
      <style:text-properties fo:language="en" fo:country="US" officeooo:rsid="001f0121" officeooo:paragraph-rsid="00a49c0f"/>
    </style:style>
    <style:style style:name="P38" style:family="paragraph" style:parent-style-name="Text_20_Body_20_List_20_Intro">
      <style:text-properties officeooo:paragraph-rsid="00a63dc4"/>
    </style:style>
    <style:style style:name="P39" style:family="paragraph" style:parent-style-name="Footnote">
      <style:text-properties officeooo:rsid="00be688b" officeooo:paragraph-rsid="00be688b"/>
    </style:style>
    <style:style style:name="P40" style:family="paragraph" style:parent-style-name="Standard">
      <style:text-properties officeooo:paragraph-rsid="00c9407b"/>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List_20_1">
      <style:text-properties officeooo:paragraph-rsid="00a63dc4"/>
    </style:style>
    <style:style style:name="P44" style:family="paragraph" style:parent-style-name="Text_20_body">
      <style:paragraph-properties fo:margin-top="0cm" fo:margin-bottom="0cm" loext:contextual-spacing="false"/>
      <style:text-properties officeooo:rsid="00eddbef" officeooo:paragraph-rsid="00eddbef"/>
    </style:style>
    <style:style style:name="P45" style:family="paragraph" style:parent-style-name="Heading_20_1">
      <style:text-properties officeooo:paragraph-rsid="00a63dc4"/>
    </style:style>
    <style:style style:name="P46" style:family="paragraph" style:parent-style-name="Heading_20_1" style:master-page-name="LOFrontMatter">
      <style:paragraph-properties style:page-number="auto"/>
      <style:text-properties fo:language="en" fo:country="US"/>
    </style:style>
    <style:style style:name="P47" style:family="paragraph" style:parent-style-name="Heading_20_1" style:master-page-name="Standard">
      <style:paragraph-properties style:page-number="auto"/>
      <style:text-properties fo:language="en" fo:country="US" officeooo:paragraph-rsid="00a63dc4"/>
    </style:style>
    <style:style style:name="P48" style:family="paragraph" style:parent-style-name="Heading_20_2">
      <style:text-properties officeooo:paragraph-rsid="00733b65"/>
    </style:style>
    <style:style style:name="P49" style:family="paragraph" style:parent-style-name="Heading_20_2">
      <style:text-properties officeooo:paragraph-rsid="00916c9a"/>
    </style:style>
    <style:style style:name="P50" style:family="paragraph" style:parent-style-name="Heading_20_2">
      <style:text-properties officeooo:paragraph-rsid="00a63dc4"/>
    </style:style>
    <style:style style:name="P51" style:family="paragraph" style:parent-style-name="Heading_20_2">
      <style:text-properties officeooo:paragraph-rsid="00d87ecb"/>
    </style:style>
    <style:style style:name="P52" style:family="paragraph" style:parent-style-name="Heading_20_Tip">
      <style:text-properties officeooo:paragraph-rsid="00a63dc4"/>
    </style:style>
    <style:style style:name="P5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4" style:family="paragraph" style:parent-style-name="Heading_20_Note">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d43faf" style:font-size-asian="10pt" style:font-style-asian="italic" style:font-size-complex="10pt" style:font-style-complex="italic"/>
    </style:style>
    <style:style style:name="T6" style:family="text">
      <style:text-properties officeooo:rsid="00d9bf0e"/>
    </style:style>
    <style:style style:name="T7" style:family="text">
      <style:text-properties officeooo:rsid="00dc1fbf"/>
    </style:style>
    <style:style style:name="T8" style:family="text">
      <style:text-properties officeooo:rsid="00db5051"/>
    </style:style>
    <style:style style:name="T9" style:family="text">
      <style:text-properties fo:language="en" fo:country="US" officeooo:rsid="00b9d64e"/>
    </style:style>
    <style:style style:name="T10" style:family="text">
      <style:text-properties officeooo:rsid="00ad068e"/>
    </style:style>
    <style:style style:name="T11" style:family="text">
      <style:text-properties officeooo:rsid="00afa92a"/>
    </style:style>
    <style:style style:name="T12" style:family="text">
      <style:text-properties officeooo:rsid="00dfcc40"/>
    </style:style>
    <style:style style:name="T13" style:family="text">
      <style:text-properties officeooo:rsid="00ed78a1"/>
    </style:style>
    <style:style style:name="T14" style:family="text">
      <style:text-properties officeooo:rsid="00eddbef"/>
    </style:style>
    <style:style style:name="T15" style:family="text">
      <style:text-properties officeooo:rsid="00ef10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36"><draw:frame draw:style-name="fr1"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37">Appendix B <text:s/><text:line-break/>Open Source, Open Standards, OpenDocument</text:p>
      <text:p text:style-name="P33"/>
      <text:h text:style-name="P46" text:outline-level="1"><text:bookmark-start text:name="__RefHeading__5636_1566568644"/>Copyright<text:bookmark-end text:name="__RefHeading__5636_1566568644"/></text:h>
      <text:p text:style-name="P25">This document is Copyright © 201<text:span text:style-name="T14">8</text:span>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20">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Olivier Hallot</text:p>
          </table:table-cell>
          <table:table-cell table:style-name="Table2.A1" office:value-type="string">
            <text:p text:style-name="P44">Valerii Goncharuk</text:p>
          </table:table-cell>
          <table:table-cell table:style-name="Table2.A1" office:value-type="string">
            <text:p text:style-name="P6"/>
          </table:table-cell>
        </table:table-row>
        <table:table-row>
          <table:table-cell table:style-name="Table2.A1" office:value-type="string">
            <text:p text:style-name="P5"/>
          </table:table-cell>
          <table:table-cell table:style-name="Table2.A1" office:value-type="string">
            <text:p text:style-name="P6"/>
          </table:table-cell>
          <table:table-cell table:style-name="Table2.A1" office:value-type="string">
            <text:p text:style-name="P6"/>
          </table:table-cell>
        </table:table-row>
      </table:table>
      <text:h text:style-name="Heading_20_2" text:outline-level="2"><text:bookmark-start text:name="__RefHeading__5640_1566568644"/>Feedback<text:bookmark-end text:name="__RefHeading__5640_1566568644"/></text:h>
      <text:p text:style-name="P25">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25">Note: Everything you send to a mailing list, including your email address and any other personal information that is written in the message, is publicly archived and cannot be deleted.</text:p>
      <text:h text:style-name="P48" text:outline-level="2"><text:bookmark-start text:name="__RefHeading__5642_1566568644"/>Acknowledgments<text:bookmark-end text:name="__RefHeading__5642_1566568644"/></text:h>
      <text:p text:style-name="P21">This appendix is adapted from Appendix B of <text:span text:style-name="LOEmphasis">Getting Started with OpenOffice.org 3.3</text:span>. The contributors to that appendix are:</text:p>
      <table:table table:name="Table3" table:style-name="Table3">
        <table:table-column table:style-name="Table3.A"/>
        <table:table-column table:style-name="Table3.B"/>
        <table:table-column table:style-name="Table3.C"/>
        <table:table-row>
          <table:table-cell table:style-name="Table3.A1" office:value-type="string">
            <text:p text:style-name="P8">Rick Barnes</text:p>
          </table:table-cell>
          <table:table-cell table:style-name="Table3.A1" office:value-type="string">
            <text:p text:style-name="P8">Jean Hollis Weber</text:p>
          </table:table-cell>
          <table:table-cell table:style-name="Table3.A1" office:value-type="string">
            <text:p text:style-name="P8">Agnes Belzunce</text:p>
          </table:table-cell>
        </table:table-row>
        <table:table-row>
          <table:table-cell table:style-name="Table3.A1" office:value-type="string">
            <text:p text:style-name="P7">Peter Schofield</text:p>
          </table:table-cell>
          <table:table-cell table:style-name="Table3.A1" office:value-type="string">
            <text:p text:style-name="P7">Ron Faile Jr.</text:p>
          </table:table-cell>
          <table:table-cell table:style-name="Table3.A1" office:value-type="string">
            <text:p text:style-name="P8"/>
          </table:table-cell>
        </table:table-row>
      </table:table>
      <text:h text:style-name="P49" text:outline-level="2"><text:bookmark-start text:name="__RefHeading__5644_1566568644"/>Publication date and software version<text:bookmark-end text:name="__RefHeading__5644_1566568644"/></text:h>
      <text:p text:style-name="P19">Published <text:span text:style-name="T15">04</text:span> <text:span text:style-name="T15">march</text:span> 201<text:span text:style-name="T6">8</text:span>. Based on LibreOffice <text:span text:style-name="T6">6.0</text:span>.</text:p>
      <text:h text:style-name="Heading_20_2" text:outline-level="2"><text:bookmark-start text:name="__RefHeading__10532_462712302"/>Note for Mac users<text:bookmark-end text:name="__RefHeading__10532_462712302"/></text:h>
      <text:p text:style-name="P25">Some keystrokes and menu items are different on a Mac from those used in Windows and Linux. The table below gives some common substitutions for the instructions in this chapter. For a more detailed list, see the application Help.</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5">Windows or Linux</text:p>
          </table:table-cell>
          <table:table-cell table:style-name="Table11.A1" office:value-type="string">
            <text:p text:style-name="P35">Mac equivalent</text:p>
          </table:table-cell>
          <table:table-cell table:style-name="Table11.A1" office:value-type="string">
            <text:p text:style-name="P35">Effect</text:p>
          </table:table-cell>
        </table:table-row>
        <table:table-row table:style-name="Table11.1">
          <table:table-cell table:style-name="Table11.A2" office:value-type="string">
            <text:p text:style-name="P34"><text:span text:style-name="LOMenuPath">Tools &gt; Options</text:span> menu selection</text:p>
          </table:table-cell>
          <table:table-cell table:style-name="Table11.B2" office:value-type="string">
            <text:p text:style-name="P34"><text:span text:style-name="LOMenuPath">LibreOffice &gt; Preferences</text:span></text:p>
          </table:table-cell>
          <table:table-cell table:style-name="Table11.B2" office:value-type="string">
            <text:p text:style-name="P34">Access setup options</text:p>
          </table:table-cell>
        </table:table-row>
        <table:table-row table:style-name="Table11.1">
          <table:table-cell table:style-name="Table11.A2" office:value-type="string">
            <text:p text:style-name="P34"><text:span text:style-name="LOKeystroke">Right-click</text:span></text:p>
          </table:table-cell>
          <table:table-cell table:style-name="Table11.A2" office:value-type="string">
            <text:p text:style-name="P34">Control+click and/or right-click depending on computer setup</text:p>
          </table:table-cell>
          <table:table-cell table:style-name="Table11.B2" office:value-type="string">
            <text:p text:style-name="P34">Open a context menu</text:p>
          </table:table-cell>
        </table:table-row>
        <table:table-row table:style-name="Table11.1">
          <table:table-cell table:style-name="Table11.A2" office:value-type="string">
            <text:p text:style-name="P34"><text:span text:style-name="LOKeystroke">Ctrl</text:span> (<text:span text:style-name="LOKeystroke">Control</text:span>)</text:p>
          </table:table-cell>
          <table:table-cell table:style-name="Table11.A2" office:value-type="string">
            <text:p text:style-name="P34">⌘ (<text:span text:style-name="LOKeystroke">Command</text:span>)</text:p>
          </table:table-cell>
          <table:table-cell table:style-name="Table11.A2" office:value-type="string">
            <text:p text:style-name="P34">Used with other keys</text:p>
          </table:table-cell>
        </table:table-row>
        <table:table-row table:style-name="Table11.1">
          <table:table-cell table:style-name="Table11.A2" office:value-type="string">
            <text:p text:style-name="P34"><text:span text:style-name="LOKeystroke">F5</text:span></text:p>
          </table:table-cell>
          <table:table-cell table:style-name="Table11.A2" office:value-type="string">
            <text:p text:style-name="P34"><text:span text:style-name="LOKeystroke">Shift</text:span>+⌘+<text:span text:style-name="LOKeystroke">F5</text:span></text:p>
          </table:table-cell>
          <table:table-cell table:style-name="Table11.A2" office:value-type="string">
            <text:p text:style-name="P34">Open the Navigator</text:p>
          </table:table-cell>
        </table:table-row>
        <table:table-row table:style-name="Table11.1">
          <table:table-cell table:style-name="Table11.A2" office:value-type="string">
            <text:p text:style-name="P34"><text:span text:style-name="LOKeystroke">F11</text:span></text:p>
          </table:table-cell>
          <table:table-cell table:style-name="Table11.A2" office:value-type="string">
            <text:p text:style-name="P34">⌘+<text:span text:style-name="LOKeystroke">T</text:span></text:p>
          </table:table-cell>
          <table:table-cell table:style-name="Table11.A2" office:value-type="string">
            <text:p text:style-name="P34">Open the Styles and Formatting window</text:p>
          </table:table-cell>
        </table:table-row>
      </table:table>
      <text:p text:style-name="P40"/>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1"><text:a xlink:type="simple" xlink:href="#__RefHeading__5636_1566568644" text:style-name="Index_20_Link" text:visited-style-name="Index_20_Link">Copyright<text:tab/>2</text:a></text:p>
          <text:p text:style-name="P42"><text:a xlink:type="simple" xlink:href="#__RefHeading__5638_1566568644" text:style-name="Index_20_Link" text:visited-style-name="Index_20_Link">Contributors<text:tab/>2</text:a></text:p>
          <text:p text:style-name="P42"><text:a xlink:type="simple" xlink:href="#__RefHeading__5640_1566568644" text:style-name="Index_20_Link" text:visited-style-name="Index_20_Link">Feedback<text:tab/>2</text:a></text:p>
          <text:p text:style-name="P42"><text:a xlink:type="simple" xlink:href="#__RefHeading__5642_1566568644" text:style-name="Index_20_Link" text:visited-style-name="Index_20_Link">Acknowledgments<text:tab/>2</text:a></text:p>
          <text:p text:style-name="P42"><text:a xlink:type="simple" xlink:href="#__RefHeading__5644_1566568644" text:style-name="Index_20_Link" text:visited-style-name="Index_20_Link">Publication date and software version<text:tab/>2</text:a></text:p>
          <text:p text:style-name="P42"><text:a xlink:type="simple" xlink:href="#__RefHeading__10532_462712302" text:style-name="Index_20_Link" text:visited-style-name="Index_20_Link">Note for Mac users<text:tab/>2</text:a></text:p>
          <text:p text:style-name="P41"><text:a xlink:type="simple" xlink:href="#__RefHeading__5648_1566568644" text:style-name="Index_20_Link" text:visited-style-name="Index_20_Link">Introduction<text:tab/>4</text:a></text:p>
          <text:p text:style-name="P41"><text:a xlink:type="simple" xlink:href="#__RefHeading__182218_780470623" text:style-name="Index_20_Link" text:visited-style-name="Index_20_Link">A short history of LibreOffice<text:tab/>4</text:a></text:p>
          <text:p text:style-name="P41"><text:a xlink:type="simple" xlink:href="#__RefHeading__182220_780470623" text:style-name="Index_20_Link" text:visited-style-name="Index_20_Link">The LibreOffice community<text:tab/>4</text:a></text:p>
          <text:p text:style-name="P41"><text:a xlink:type="simple" xlink:href="#__RefHeading__182222_780470623" text:style-name="Index_20_Link" text:visited-style-name="Index_20_Link">How is LibreOffice licensed?<text:tab/>5</text:a></text:p>
          <text:p text:style-name="P41"><text:a xlink:type="simple" xlink:href="#__RefHeading__182224_780470623" text:style-name="Index_20_Link" text:visited-style-name="Index_20_Link">What is “open source”?<text:tab/>5</text:a></text:p>
          <text:p text:style-name="P41"><text:a xlink:type="simple" xlink:href="#__RefHeading__3272_1372004992" text:style-name="Index_20_Link" text:visited-style-name="Index_20_Link">What are “open standards”?<text:tab/>5</text:a></text:p>
          <text:p text:style-name="P41"><text:a xlink:type="simple" xlink:href="#__RefHeading__182226_780470623" text:style-name="Index_20_Link" text:visited-style-name="Index_20_Link">What is OpenDocument?<text:tab/>5</text:a></text:p>
          <text:p text:style-name="P42"><text:a xlink:type="simple" xlink:href="#__RefHeading__3274_1372004992" text:style-name="Index_20_Link" text:visited-style-name="Index_20_Link">OpenDocument filename extensions<text:tab/>6</text:a></text:p>
          <text:p text:style-name="P41"><text:a xlink:type="simple" xlink:href="#__RefHeading__5835_1372004992" text:style-name="Index_20_Link" text:visited-style-name="Index_20_Link">File formats LibreOffice can open<text:tab/>6</text:a></text:p>
          <text:p text:style-name="P42"><text:a xlink:type="simple" xlink:href="#__RefHeading__182230_780470623" text:style-name="Index_20_Link" text:visited-style-name="Index_20_Link">Opening text documents<text:tab/>6</text:a></text:p>
          <text:p text:style-name="P42"><text:a xlink:type="simple" xlink:href="#__RefHeading__182232_780470623" text:style-name="Index_20_Link" text:visited-style-name="Index_20_Link">Opening spreadsheets<text:tab/>7</text:a></text:p>
          <text:p text:style-name="P42"><text:a xlink:type="simple" xlink:href="#__RefHeading__182234_780470623" text:style-name="Index_20_Link" text:visited-style-name="Index_20_Link">Opening presentations<text:tab/>7</text:a></text:p>
          <text:p text:style-name="P42"><text:a xlink:type="simple" xlink:href="#__RefHeading__182236_780470623" text:style-name="Index_20_Link" text:visited-style-name="Index_20_Link">Opening graphic files<text:tab/>7</text:a></text:p>
          <text:p text:style-name="P42"><text:a xlink:type="simple" xlink:href="#__RefHeading__182238_780470623" text:style-name="Index_20_Link" text:visited-style-name="Index_20_Link">Opening formula files<text:tab/>8</text:a></text:p>
          <text:p text:style-name="P41"><text:a xlink:type="simple" xlink:href="#__RefHeading__182240_780470623" text:style-name="Index_20_Link" text:visited-style-name="Index_20_Link">File formats LibreOffice can save to<text:tab/>8</text:a></text:p>
          <text:p text:style-name="P42"><text:a xlink:type="simple" xlink:href="#__RefHeading__182242_780470623" text:style-name="Index_20_Link" text:visited-style-name="Index_20_Link">Saving text documents<text:tab/>8</text:a></text:p>
          <text:p text:style-name="P42"><text:a xlink:type="simple" xlink:href="#__RefHeading__182244_780470623" text:style-name="Index_20_Link" text:visited-style-name="Index_20_Link">Saving spreadsheet files<text:tab/>8</text:a></text:p>
          <text:p text:style-name="P42"><text:a xlink:type="simple" xlink:href="#__RefHeading__182246_780470623" text:style-name="Index_20_Link" text:visited-style-name="Index_20_Link">Saving presentations<text:tab/>8</text:a></text:p>
          <text:p text:style-name="P42"><text:a xlink:type="simple" xlink:href="#__RefHeading__182248_780470623" text:style-name="Index_20_Link" text:visited-style-name="Index_20_Link">Saving drawings<text:tab/>9</text:a></text:p>
          <text:p text:style-name="P42"><text:a xlink:type="simple" xlink:href="#__RefHeading__182250_780470623" text:style-name="Index_20_Link" text:visited-style-name="Index_20_Link">Writer/Web can save in these formats<text:tab/>9</text:a></text:p>
          <text:p text:style-name="P41"><text:a xlink:type="simple" xlink:href="#__RefHeading__184177_780470623" text:style-name="Index_20_Link" text:visited-style-name="Index_20_Link">Exporting to other formats<text:tab/>9</text:a></text:p>
        </text:index-body>
      </text:table-of-content>
      <text:p text:style-name="Page_20_Break"><text:span text:style-name="LOKeystroke"/></text:p>
      <text:h text:style-name="P47" text:outline-level="1"><text:bookmark-start text:name="__RefHeading__5648_1566568644"/>Introduction<text:bookmark-end text:name="__RefHeading__5648_1566568644"/></text:h>
      <text:p text:style-name="P22">LibreOffice is a productivity suite that is compatible with other major office suites and available on a variety of platforms. It is open source software and therefore free to download, use, and distribute. If you are new to LibreOffice, this appendix will provide some information regarding its history, its community, and some of its technical specifications.</text:p>
      <text:h text:style-name="P45" text:outline-level="1"><text:bookmark-start text:name="__RefHeading__182218_780470623"/>A short <text:alphabetical-index-mark-start text:id="IMark78269160"/>history of LibreOffice<text:bookmark-end text:name="__RefHeading__182218_780470623"/><text:alphabetical-index-mark-end text:id="IMark78269160"/></text:h>
      <text:p text:style-name="P22">The OpenOffice.org project began when <text:alphabetical-index-mark-start text:id="IMark106643464"/>Sun Microsystems<text:alphabetical-index-mark-end text:id="IMark106643464"/> released the source code (“blueprints”) for its StarOffice® software to the open source community on October 13, 2000. OpenOffice.org 1.0, the product, was released on April 30, 2002. Major updates to OpenOffice.org included version 2.0 in October 2005 and version 3.0 in October 2008. On January 26, 2010, Oracle Corporation acquired Sun Microsystems.</text:p>
      <text:p text:style-name="P22">On September 28, 2010, the community of volunteers who develop and promote OpenOffice.org announce a major change in project structure. After ten years’ successful growth with Sun Microsystems as founding and principle sponsor, the project launched an independent foundation called The Document Foundation, to fulfill the promise of independence written in the original charter. This foundation is the cornerstone of a new ecosystem where individuals and organizations can contribute to and benefit from the availability of a truly free office suite.</text:p>
      <text:p text:style-name="P22">Unable to acquire the trademarked OpenOffice.org name from Oracle Corporation, The Document Foundation named its product LibreOffice. Continuing the version numbers from OpenOffice.org, LibreOffice 3.3 was released in January 2011 <text:span text:style-name="T6">and version 6.0 was release in February 2018.</text:span></text:p>
      <text:p text:style-name="P22">In February 2012, The Document Foundation was incorporated in Berlin as a German Stiftung. You can read more about The Document Foundation at: <text:a xlink:type="simple" xlink:href="http://www.documentfoundation.org/" text:style-name="Internet_20_link" text:visited-style-name="Visited_20_Internet_20_Link">http://www.documentfoundation.org/</text:a></text:p>
      <text:h text:style-name="P45" text:outline-level="1"><text:bookmark-start text:name="__RefHeading__182220_780470623"/>The LibreOffice community<text:bookmark-end text:name="__RefHeading__182220_780470623"/></text:h>
      <text:p text:style-name="P22">The Document Foundation’s mission is:</text:p>
      <text:p text:style-name="P30">“...to facilitate the evolution of the OpenOffice.org Community into a new open, independent, and meritocratic organizational structure within the next few months. An independent Foundation is a better match to the values of our contributors, users, and supporters, and will enable a more effective, efficient, transparent, and inclusive Community. We will protect past investments by building on the solid achievements of our first decade, encourage wide participation in the Community, and co-ordinate activity across the Community.”</text:p>
      <text:p text:style-name="P22">Some of our corporate supporters include Canonical, The GNOME Foundation, Google, Novell and Red Hat. Additionally, over 450,000 people from nearly every part of the globe have joined this project with the idea of creating the best possible office suite that all can use. This is the essence of an “open source” community!</text:p>
      <text:p text:style-name="P22">With its open source software license, LibreOffice is key in the drive to provide an office suite that is available to anyone, anywhere, for commercial or personal use. The software has been translated into many languages and runs on all major operating systems. New functionality can be added in the form of extensions.</text:p>
      <text:p text:style-name="P22">The LibreOffice community invites contributors in all areas, including translators, software developers, graphic artists, technical writers, editors, donors, and end-user support. Whatever you do best, you can make a difference in LibreOffice. The community operates internationally in all time zones and in many languages, linked through the internet at <text:a xlink:type="simple" xlink:href="http://www.libreoffice.org/" text:style-name="Internet_20_link" text:visited-style-name="Visited_20_Internet_20_Link">www.libreoffice.org</text:a> and <text:a xlink:type="simple" xlink:href="http://www.documentfoundation.org/" text:style-name="Internet_20_link" text:visited-style-name="Visited_20_Internet_20_Link">www.documentfoundation.org</text:a>.</text:p>
      <text:h text:style-name="P45" text:outline-level="1"><text:bookmark-start text:name="__RefHeading__182222_780470623"/><text:bookmark-start text:name="__DdeLink__973_1511919030"/><text:soft-page-break/><text:reference-mark-start text:name="How is OOo licensed?"/>How is LibreOffice licensed?<text:bookmark-end text:name="__RefHeading__182222_780470623"/><text:reference-mark-end text:name="How is OOo licensed?"/></text:h>
      <text:p text:style-name="P23">LibreOffice is distributed under both the Mozilla Public License (MPL) 2.0 <text:span text:style-name="T7">(</text:span>https://www.libreoffice.org/about-us/licenses/<text:span text:style-name="T7">) and the GNU Lesser General Public License (LGPL) 3.0+ (https://www.gnu.org/licenses/lgpl-3.0.en.html).</text:span></text:p>
      <text:h text:style-name="P45" text:outline-level="1"><text:bookmark-start text:name="__RefHeading__182224_780470623"/>What is “open source”?<text:bookmark-end text:name="__RefHeading__182224_780470623"/></text:h>
      <text:p text:style-name="P38">The four essential rights of open-source software are embodied within the Free Software Foundation’s <text:span text:style-name="T12">family of the </text:span><text:span text:style-name="LOEmphasis">GNU General Public License</text:span> (GPL):<text:bookmark-end text:name="__DdeLink__973_1511919030"/></text:p>
      <text:list xml:id="list3487432820" text:style-name="List_20_1">
        <text:list-item text:start-value="1">
          <text:p text:style-name="P43">The right to use the software for any purpose.</text:p>
        </text:list-item>
        <text:list-item>
          <text:p text:style-name="P43">Freedom to redistribute the software for free or for a fee.</text:p>
        </text:list-item>
        <text:list-item>
          <text:p text:style-name="P43">Access to the complete source code of the program (that is, the “blueprints”).</text:p>
        </text:list-item>
        <text:list-item>
          <text:p text:style-name="P43">The right to modify any part of the source, or use portions of it in other programs.</text:p>
        </text:list-item>
      </text:list>
      <text:p text:style-name="P22">The basic idea behind open source is very simple: When programmers can read, redistribute, and modify the source code for a piece of software, the software evolves. People improve it, people adapt it, people fix bugs.</text:p>
      <text:p text:style-name="P22">For more information on Free and Open Source software, visit these websites:</text:p>
      <text:p text:style-name="P22"><text:alphabetical-index-mark-start text:id="IMark54116440"/>Open Source Initiative (OSI)<text:alphabetical-index-mark-end text:id="IMark54116440"/>: <text:a xlink:type="simple" xlink:href="http://www.opensource.org/" text:style-name="Internet_20_link" text:visited-style-name="Visited_20_Internet_20_Link"><text:span text:style-name="Internet_20_link">http://www.opensource.org</text:span></text:a></text:p>
      <text:p text:style-name="P27"><text:alphabetical-index-mark-start text:id="IMark85449816"/>Free Software Foundation (FSF)<text:alphabetical-index-mark-end text:id="IMark85449816"/>:<text:span text:style-name="Internet_20_link"> https:///www.fsf.org</text:span></text:p>
      <text:h text:style-name="P45" text:outline-level="1"><text:bookmark-start text:name="__RefHeading__3272_1372004992"/>What are “open standards”?<text:bookmark-end text:name="__RefHeading__3272_1372004992"/></text:h>
      <text:p text:style-name="P22">An open standard provides a means of doing something that is independent of manufacturer or vendor, thus enabling competing software programs to freely use the same file formats. HTML, XML, and ODF are examples of open standards for documents.</text:p>
      <text:p text:style-name="P38">An open standard meets the following requirements:</text:p>
      <text:list xml:id="list193850247476849" text:continue-numbering="true" text:style-name="List_20_1">
        <text:list-item>
          <text:p text:style-name="P43">It is well documented with the complete specification publicly available, either free or at a nominal charge.</text:p>
        </text:list-item>
        <text:list-item>
          <text:p text:style-name="P43">It can be freely copied, distributed and used. The intellectual property of the standard is made irrevocably available on a royalty-free basis.</text:p>
        </text:list-item>
        <text:list-item>
          <text:p text:style-name="P43">It is standardized and maintained in an independent, open forum (also called “standards organization”) using an open process.</text:p>
        </text:list-item>
      </text:list>
      <text:h text:style-name="P45" text:outline-level="1"><text:bookmark-start text:name="__RefHeading__182226_780470623"/>What is OpenDocument?<text:bookmark-end text:name="__RefHeading__182226_780470623"/></text:h>
      <text:p text:style-name="P22">OpenDocument (ODF) is an XML-based file format for office documents (text documents, spreadsheets, drawings, presentations and more), developed at OASIS (<text:a xlink:type="simple" xlink:href="http://www.oasis-open.org/who/" text:style-name="Internet_20_link" text:visited-style-name="Visited_20_Internet_20_Link">http://www.oasis-open.org/who/</text:a>), an independent, international standards group. OpenDocument version 1.2 was adopted by the International Standards Organization and named ISO IEC 26300:2015 standard<text:span text:style-name="T9"><text:note text:id="ftn1" text:note-class="footnote"><text:note-citation>1</text:note-citation><text:note-body><text:p text:style-name="P39"><text:a xlink:type="simple" xlink:href="http://www.iso.org/iso/catalogue_detail.htm?csnumber=66363" text:style-name="Internet_20_link" text:visited-style-name="Visited_20_Internet_20_Link">http://www.iso.org/iso/catalogue_detail.htm?csnumber=66363</text:a> </text:p></text:note-body></text:note></text:span>.</text:p>
      <text:p text:style-name="P22">Unlike other file formats, ODF (ISO-IEC 26300:2015) is an open standard. It is publicly available, royalty-free, and without legal or other restrictions; therefore ODF files are not tied to a specific office suite and anybody can build a program that interprets these files. For this reason ODF is quickly becoming the preferred file format for government agencies, schools and other companies who prefer not to be too dependent on any one software supplier.</text:p>
      <text:p text:style-name="P22"><text:soft-page-break/>LibreOffice saves documents in OpenDocument Format by default. LibreOffice 3 adopted version 1.2 of the OpenDocument standard and LibreOffice <text:span text:style-name="T8">6</text:span> continues to use this standard. LibreOffice can also open and save many other file formats, as summarized below.</text:p>
      <text:p text:style-name="P24">For a full list of file formats that LibreOffice can read and write, see <text:a xlink:type="simple" xlink:href="https://en.wikipedia.org/wiki/LibreOffice#Supported_file_formats" text:style-name="Internet_20_link" text:visited-style-name="Visited_20_Internet_20_Link">https://en.wikipedia.org/wiki/LibreOffice#Supported_file_formats</text:a> </text:p>
      <text:h text:style-name="P50" text:outline-level="2"><text:bookmark-start text:name="__RefHeading__3274_1372004992"/>OpenDocument filename extensions<text:bookmark-end text:name="__RefHeading__3274_1372004992"/></text:h>
      <text:p text:style-name="P38">The most common filename extensions used for OpenDocument documents are:</text:p>
      <text:p text:style-name="P30">*.odt for word processing (text) documents</text:p>
      <text:p text:style-name="P30">*.ods for spreadsheets </text:p>
      <text:p text:style-name="P30">*.odp for presentations </text:p>
      <text:p text:style-name="P30">*.odb for databases </text:p>
      <text:p text:style-name="P30">*.odg for graphics (vector drawings) </text:p>
      <text:p text:style-name="P30">*.odc for charts </text:p>
      <text:p text:style-name="P30">*.odf for formulas (scientific formulas and <text:s/>equations) </text:p>
      <text:h text:style-name="P45" text:outline-level="1"><text:bookmark-start text:name="__RefHeading__5835_1372004992"/>File formats LibreOffice can open<text:bookmark-end text:name="__RefHeading__5835_1372004992"/></text:h>
      <text:p text:style-name="P22">LibreOffice can open a wide variety of file formats in addition to the OpenDocument formats, including Portable Document Format (PDF). </text:p>
      <text:h text:style-name="P50" text:outline-level="2"><text:bookmark-start text:name="__RefHeading__182230_780470623"/>Opening <text:alphabetical-index-mark text:string-value="opening" text:key1="text documents"/>text documents<text:bookmark-end text:name="__RefHeading__182230_780470623"/></text:h>
      <text:p text:style-name="P38">In addition to OpenDocument formats (.odt, .ott, .oth, .odm, and .fodt), Writer can <text:alphabetical-index-mark text:string-value="importing files"/>open the formats used by OpenOffice.org 1.x (.sxw, .stw, and .sxg), the following text document formats, and a variety of legacy formats not listed below:</text:p>
      <text:p text:style-name="P9">Microsoft Word 6.0/95/97/2000/XP/Mac) (.doc and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9">Microsoft WinWord 5 (.doc)</text:p>
          </table:table-cell>
          <table:table-cell table:style-name="Table1.A1" office:value-type="string">
            <text:p text:style-name="P9">WordPerfect Document (.wpd)</text:p>
          </table:table-cell>
        </table:table-row>
        <table:table-row>
          <table:table-cell table:style-name="Table1.A1" office:value-type="string">
            <text:p text:style-name="P9">Microsoft Works (.wps)</text:p>
          </table:table-cell>
          <table:table-cell table:style-name="Table1.A1" office:value-type="string">
            <text:p text:style-name="P9">Lotus WordPro (.lwp)</text:p>
          </table:table-cell>
        </table:table-row>
        <table:table-row>
          <table:table-cell table:style-name="Table1.A1" office:value-type="string">
            <text:p text:style-name="P9">Abiword Document (.abw, .zabw)</text:p>
          </table:table-cell>
          <table:table-cell table:style-name="Table1.A1" office:value-type="string">
            <text:p text:style-name="P9">ClarisWorks/Appleworks Document (.cwk)</text:p>
          </table:table-cell>
        </table:table-row>
        <table:table-row>
          <table:table-cell table:style-name="Table1.A1" office:value-type="string">
            <text:p text:style-name="P10">MacWrite Document (.mw, .mcw)</text:p>
          </table:table-cell>
          <table:table-cell table:style-name="Table1.A1" office:value-type="string">
            <text:p text:style-name="P9">Rich Text Format (.rtf)</text:p>
          </table:table-cell>
        </table:table-row>
        <table:table-row>
          <table:table-cell table:style-name="Table1.A1" office:value-type="string">
            <text:p text:style-name="P9">Text CSV (.csv and .txt)</text:p>
          </table:table-cell>
          <table:table-cell table:style-name="Table1.A1" office:value-type="string">
            <text:p text:style-name="P9">StarWriter formats (.sdw, .sgl, .vor)</text:p>
          </table:table-cell>
        </table:table-row>
        <table:table-row>
          <table:table-cell table:style-name="Table1.A1" office:value-type="string">
            <text:p text:style-name="P9">DocBook (.xml)</text:p>
          </table:table-cell>
          <table:table-cell table:style-name="Table1.A1" office:value-type="string">
            <text:p text:style-name="P9">Unified Office Format text (.uot, .uof)</text:p>
          </table:table-cell>
        </table:table-row>
        <table:table-row>
          <table:table-cell table:style-name="Table1.A1" office:value-type="string">
            <text:p text:style-name="P9">Ichitaro 8/9/10/11 (.jtd and .jtt)</text:p>
          </table:table-cell>
          <table:table-cell table:style-name="Table1.A1" office:value-type="string">
            <text:p text:style-name="P9">Hangul WP 97 (.hwp)</text:p>
          </table:table-cell>
        </table:table-row>
        <table:table-row>
          <table:table-cell table:style-name="Table1.A1" office:value-type="string">
            <text:p text:style-name="P9">T602 Document (.602, .txt)</text:p>
          </table:table-cell>
          <table:table-cell table:style-name="Table1.A1" office:value-type="string">
            <text:p text:style-name="P12">eBook (.pdb)</text:p>
          </table:table-cell>
        </table:table-row>
        <table:table-row>
          <table:table-cell table:style-name="Table1.A1" office:value-type="string">
            <text:p text:style-name="P13">Apple Pages 4 (.pages)</text:p>
          </table:table-cell>
          <table:table-cell table:style-name="Table1.A1" office:value-type="string">
            <text:p text:style-name="P11">HTML Document (.htm, .html)</text:p>
          </table:table-cell>
        </table:table-row>
        <table:table-row>
          <table:table-cell table:style-name="Table1.A1" office:value-type="string">
            <text:p text:style-name="P31">... and many others</text:p>
          </table:table-cell>
          <table:table-cell table:style-name="Table1.A1" office:value-type="string">
            <text:p text:style-name="P30"/>
          </table:table-cell>
        </table:table-row>
      </table:table>
      <text:p text:style-name="P22">Most of these file types are automatically detected by LibreOffice, so they can be opened without explicitly selecting the document type in the file picker.</text:p>
      <text:p text:style-name="P22">When opening .htm or .html files (used for web pages), LibreOffice customizes Writer for working with these files.</text:p>
      <text:h text:style-name="P50" text:outline-level="2"><text:bookmark-start text:name="__RefHeading__182232_780470623"/><text:soft-page-break/>Opening <text:alphabetical-index-mark text:string-value="opening" text:key1="spreadsheets"/>spreadsheets<text:bookmark-end text:name="__RefHeading__182232_780470623"/></text:h>
      <text:p text:style-name="P38">In addition to OpenDocument formats (.ods, .ots, and .fods), Calc can open the formats used by OpenOffice.org 1.x (.sxc and .stc) and the following spreadsheet formats:</text:p>
      <text:p text:style-name="P31">Microsoft Excel 97/2000/XP (.xls, .xlw, and .xlt)<text:line-break/>Microsoft Excel 4.x–5.0/95 (.xls, .xlw, and .xlt)<text:line-break/>Microsoft Excel 2003 XML (.xml)<text:line-break/>Microsoft Excel 2007/2010 XML (.xlsx, .xlsm, .xlts, .xltm)<text:line-break/>Microsoft Excel 2007/2010 binary (.xlsb)<text:line-break/>Lotus 1-2-3 (.wk1, .wks, and .123)<text:line-break/>Data Interchange Format (.dif)<text:line-break/>Rich Text Format (.rtf)<text:line-break/>Text CSV (.csv and .txt)<text:line-break/>StarCalc formats (.sdc and .vor)<text:line-break/>dBASE (.dbf)<text:line-break/>SYLK (.slk)<text:line-break/>Unified Office Format spreadsheet (.uos, .uof)<text:line-break/>HTML Document (.htm and .html files, including Web page queries)<text:line-break/>Quattro Pro 6.0 (.wb2)<text:line-break/>Apple Numbers 2 (.numbers)<text:line-break/>... and many others</text:p>
      <text:h text:style-name="P50" text:outline-level="2"><text:bookmark-start text:name="__RefHeading__182234_780470623"/>Opening <text:alphabetical-index-mark text:string-value="opening" text:key1="graphic files"/>presentations<text:bookmark-end text:name="__RefHeading__182234_780470623"/></text:h>
      <text:p text:style-name="P38">In addition to OpenDocument formats (.odp, .odg, .otp, and .fopd), Impress can open the formats used by OpenOffice.org 1.x (.sxi and .sti) and the following presentation formats:</text:p>
      <text:p text:style-name="P31">Microsoft PowerPoint 97/2000/XP (.ppt and .pot)<text:line-break/>Microsoft PowerPoint 2007/2010 (.pptx, .pptm, .potx, .potm)<text:line-break/>StarDraw and StarImpress (.sda, .sdd, .sdp, and .vor)<text:line-break/>Unified Office Format presentation (.uop, .uof)<text:line-break/>CGM – Computer Graphics Metafile (.cgm)<text:line-break/>Portable Document Format (.pdf)<text:line-break/>Apple Keynote 5 (.key)<text:line-break/>... and many others</text:p>
      <text:h text:style-name="P50" text:outline-level="2"><text:bookmark-start text:name="__RefHeading__182236_780470623"/>Opening <text:alphabetical-index-mark text:string-value="opening" text:key1="graphic files"/>graphic files<text:bookmark-end text:name="__RefHeading__182236_780470623"/></text:h>
      <text:p text:style-name="P22">In addition to OpenDocument formats (.odg and .otg), Draw can open the formats used by OpenOffice.org 1.x (.sxd and .std) and the following graphic formats:</text:p>
      <text:p text:style-name="P30">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8">BMP</text:p>
          </table:table-cell>
          <table:table-cell table:style-name="Table4.A1" office:value-type="string">
            <text:p text:style-name="P8">JPEG, JPG</text:p>
          </table:table-cell>
          <table:table-cell table:style-name="Table4.A1" office:value-type="string">
            <text:p text:style-name="P8">PCX</text:p>
          </table:table-cell>
          <table:table-cell table:style-name="Table4.A1" office:value-type="string">
            <text:p text:style-name="P8">PSD</text:p>
          </table:table-cell>
          <table:table-cell table:style-name="Table4.A1" office:value-type="string">
            <text:p text:style-name="P8">SGV</text:p>
          </table:table-cell>
          <table:table-cell table:style-name="Table4.A1" office:value-type="string">
            <text:p text:style-name="P8">WMF</text:p>
          </table:table-cell>
        </table:table-row>
        <table:table-row>
          <table:table-cell table:style-name="Table4.A1" office:value-type="string">
            <text:p text:style-name="P8">DXF</text:p>
          </table:table-cell>
          <table:table-cell table:style-name="Table4.A1" office:value-type="string">
            <text:p text:style-name="P8">MET</text:p>
          </table:table-cell>
          <table:table-cell table:style-name="Table4.A1" office:value-type="string">
            <text:p text:style-name="P8">PGM</text:p>
          </table:table-cell>
          <table:table-cell table:style-name="Table4.A1" office:value-type="string">
            <text:p text:style-name="P8">RAS</text:p>
          </table:table-cell>
          <table:table-cell table:style-name="Table4.A1" office:value-type="string">
            <text:p text:style-name="P8">SVM</text:p>
          </table:table-cell>
          <table:table-cell table:style-name="Table4.A1" office:value-type="string">
            <text:p text:style-name="P8">XBM</text:p>
          </table:table-cell>
        </table:table-row>
        <table:table-row>
          <table:table-cell table:style-name="Table4.A1" office:value-type="string">
            <text:p text:style-name="P8">EMF</text:p>
          </table:table-cell>
          <table:table-cell table:style-name="Table4.A1" office:value-type="string">
            <text:p text:style-name="P8">PBM</text:p>
          </table:table-cell>
          <table:table-cell table:style-name="Table4.A1" office:value-type="string">
            <text:p text:style-name="P8">PLT</text:p>
          </table:table-cell>
          <table:table-cell table:style-name="Table4.A1" office:value-type="string">
            <text:p text:style-name="P8">SDA</text:p>
          </table:table-cell>
          <table:table-cell table:style-name="Table4.A1" office:value-type="string">
            <text:p text:style-name="P8">TGA</text:p>
          </table:table-cell>
          <table:table-cell table:style-name="Table4.A1" office:value-type="string">
            <text:p text:style-name="P8">XPM</text:p>
          </table:table-cell>
        </table:table-row>
        <table:table-row>
          <table:table-cell table:style-name="Table4.A1" office:value-type="string">
            <text:p text:style-name="P8">EPS</text:p>
          </table:table-cell>
          <table:table-cell table:style-name="Table4.A1" office:value-type="string">
            <text:p text:style-name="P8">PCD</text:p>
          </table:table-cell>
          <table:table-cell table:style-name="Table4.A1" office:value-type="string">
            <text:p text:style-name="P8">PNG</text:p>
          </table:table-cell>
          <table:table-cell table:style-name="Table4.A1" office:value-type="string">
            <text:p text:style-name="P8">SDD</text:p>
          </table:table-cell>
          <table:table-cell table:style-name="Table4.A1" office:value-type="string">
            <text:p text:style-name="P8">TIF, TIFF</text:p>
          </table:table-cell>
          <table:table-cell table:style-name="Table4.A1" office:value-type="string">
            <text:p text:style-name="P8"/>
          </table:table-cell>
        </table:table-row>
        <table:table-row>
          <table:table-cell table:style-name="Table4.A1" office:value-type="string">
            <text:p text:style-name="P8">GIF</text:p>
          </table:table-cell>
          <table:table-cell table:style-name="Table4.A1" office:value-type="string">
            <text:p text:style-name="P8">PCT</text:p>
          </table:table-cell>
          <table:table-cell table:style-name="Table4.A1" office:value-type="string">
            <text:p text:style-name="P8">PPM</text:p>
          </table:table-cell>
          <table:table-cell table:style-name="Table4.A1" office:value-type="string">
            <text:p text:style-name="P8">SGF</text:p>
          </table:table-cell>
          <table:table-cell table:style-name="Table4.A1" office:value-type="string">
            <text:p text:style-name="P8">VOR</text:p>
          </table:table-cell>
          <table:table-cell table:style-name="Table4.A1" office:value-type="string">
            <text:p text:style-name="P8"/>
          </table:table-cell>
        </table:table-row>
      </table:table>
      <text:h text:style-name="P50" text:outline-level="2"><text:bookmark-start text:name="__RefHeading__182238_780470623"/><text:soft-page-break/>Opening <text:alphabetical-index-mark text:string-value="formula files, opening"/>formula files<text:bookmark-end text:name="__RefHeading__182238_780470623"/></text:h>
      <text:p text:style-name="P22">In addition to OpenDocument Formula (.odf) files, Math can open the format used by OpenOffice.org 1.x (.sxm), StarMath, (.smf), and MathML (.mml) files.</text:p>
      <text:p text:style-name="P22">When opening a Word document that contains an embedded equation editor object, if the option for it (MathType to LibreOffice Math or reverse) is checked in <text:span text:style-name="LOMenuPath">Tools &gt; Options &gt; Load/Save &gt; Microsoft Office</text:span>, the object will be automatically converted to a LibreOffice Math object.</text:p>
      <text:h text:style-name="P45" text:outline-level="1"><text:bookmark-start text:name="__RefHeading__182240_780470623"/>File formats LibreOffice can save to<text:bookmark-end text:name="__RefHeading__182240_780470623"/></text:h>
      <text:p text:style-name="P22">Saving in an OpenDocument format guarantees the correct rendering of the file when it is transferred to another person or when the file is reopened with a later version of LibreOffice or with another program. It is strongly recommended that you use OpenDocument as the default file formats. However, you can save files in other formats, if you wish.</text:p>
      <text:list xml:id="list2711126603" text:style-name="Heading_20_Tip">
        <text:list-item>
          <text:p text:style-name="P52">Tip</text:p>
        </text:list-item>
      </text:list>
      <text:p text:style-name="P29">When sharing a document that you do not expect the recipient to modify, the preferred option is to convert the document to PDF. LibreOffice provides a very straightforward way to convert documents to PDF. See Chapter 10 Printing, Exporting, and E-Mailing in this guide.</text:p>
      <text:h text:style-name="P50" text:outline-level="2"><text:bookmark-start text:name="__RefHeading__182242_780470623"/>Saving text documents<text:bookmark-end text:name="__RefHeading__182242_780470623"/></text:h>
      <text:p text:style-name="P38">In addition to OpenDocument formats (.odt, .ott, and .fodt), Writer can save in these formats:</text:p>
      <table:table table:name="Table5" table:style-name="Table5">
        <table:table-column table:style-name="Table5.A"/>
        <table:table-column table:style-name="Table5.B"/>
        <table:table-row>
          <table:table-cell table:style-name="Table5.A1" office:value-type="string">
            <text:p text:style-name="P15">Microsoft Word 97–2003 (.doc)</text:p>
          </table:table-cell>
          <table:table-cell table:style-name="Table5.A1" office:value-type="string">
            <text:p text:style-name="P16">Microsoft Word 2003 XML (.xml)</text:p>
          </table:table-cell>
        </table:table-row>
        <table:table-row>
          <table:table-cell table:style-name="Table5.A1" office:value-type="string">
            <text:p text:style-name="P15">Microsoft Word 2007–2013 XML (.docx)</text:p>
          </table:table-cell>
          <table:table-cell table:style-name="Table5.A1" office:value-type="string">
            <text:p text:style-name="P14">Office Open XML Text (.docx)</text:p>
          </table:table-cell>
        </table:table-row>
        <table:table-row>
          <table:table-cell table:style-name="Table5.A1" office:value-type="string">
            <text:p text:style-name="P14">Rich Text Format (.rtf)</text:p>
          </table:table-cell>
          <table:table-cell table:style-name="Table5.A1" office:value-type="string">
            <text:p text:style-name="P14">Text (.txt)</text:p>
          </table:table-cell>
        </table:table-row>
        <table:table-row>
          <table:table-cell table:style-name="Table5.A1" office:value-type="string">
            <text:p text:style-name="P14">Text Encoded (.txt)</text:p>
          </table:table-cell>
          <table:table-cell table:style-name="Table5.A1" office:value-type="string">
            <text:p text:style-name="P14">Unified Office Format text (.uot, .uof)</text:p>
          </table:table-cell>
        </table:table-row>
        <table:table-row>
          <table:table-cell table:style-name="Table5.A1" office:value-type="string">
            <text:p text:style-name="P14">HTML Document (.html and .htm)</text:p>
          </table:table-cell>
          <table:table-cell table:style-name="Table5.A1" office:value-type="string">
            <text:p text:style-name="P14">DocBook (.xml)</text:p>
          </table:table-cell>
        </table:table-row>
      </table:table>
      <text:p text:style-name="P22">Encryption support within the Microsoft Word 97/2000/XP filter allows password protected Microsoft Word documents to be saved.</text:p>
      <text:list xml:id="list3069322753" text:style-name="Heading_20_Note">
        <text:list-item>
          <text:p text:style-name="P54">Note</text:p>
        </text:list-item>
      </text:list>
      <text:p text:style-name="P29">The .rtf format is a common format for transferring text files between applications, but you are likely to experience loss of formatting and images. For this reason, other formats should be used.</text:p>
      <text:h text:style-name="P50" text:outline-level="2"><text:bookmark-start text:name="__RefHeading__182244_780470623"/>Saving spreadsheet files<text:bookmark-end text:name="__RefHeading__182244_780470623"/></text:h>
      <text:p text:style-name="P38"><text:alphabetical-index-mark text:string-value="saving" text:key1="spreadsheets"/>In addition to OpenDocument formats (.ods and .ots), Calc can save in these formats:</text:p>
      <table:table table:name="Table6" table:style-name="Table6">
        <table:table-column table:style-name="Table6.A"/>
        <table:table-column table:style-name="Table6.B"/>
        <table:table-row>
          <table:table-cell office:value-type="string">
            <text:p text:style-name="P17">Microsoft Excel 97–200<text:span text:style-name="T10">3</text:span> (.xls and .xlw)</text:p>
          </table:table-cell>
          <table:table-cell office:value-type="string">
            <text:p text:style-name="P17">Data Interchange Format (.dif)</text:p>
          </table:table-cell>
        </table:table-row>
        <table:table-row table:style-name="Table6.2">
          <table:table-cell office:value-type="string">
            <text:p text:style-name="P17">Microsoft Excel 97–<text:span text:style-name="T11">2003</text:span> Template (.xlt)</text:p>
          </table:table-cell>
          <table:table-cell office:value-type="string">
            <text:p text:style-name="P17">dBase (.dbf)</text:p>
          </table:table-cell>
        </table:table-row>
        <table:table-row>
          <table:table-cell office:value-type="string">
            <text:p text:style-name="P17">Microsoft Excel 2003 XML (.xml)</text:p>
          </table:table-cell>
          <table:table-cell office:value-type="string">
            <text:p text:style-name="P17">SYLK (.slk)</text:p>
          </table:table-cell>
        </table:table-row>
        <table:table-row>
          <table:table-cell office:value-type="string">
            <text:p text:style-name="P17">Microsoft Excel 2007–201<text:span text:style-name="T10">3</text:span> XML (.xlsx)</text:p>
          </table:table-cell>
          <table:table-cell office:value-type="string">
            <text:p text:style-name="P17">Text CSV (.csv and .txt)</text:p>
          </table:table-cell>
        </table:table-row>
        <table:table-row>
          <table:table-cell office:value-type="string">
            <text:p text:style-name="P17">Office Open XML Spreadsheet (.xlsx)</text:p>
          </table:table-cell>
          <table:table-cell office:value-type="string">
            <text:p text:style-name="P17">Unified Office Format spreadsheet (.uos)</text:p>
          </table:table-cell>
        </table:table-row>
        <table:table-row>
          <table:table-cell office:value-type="string">
            <text:p text:style-name="P17">HTML Document (Calc) (.html and .htm)</text:p>
          </table:table-cell>
          <table:table-cell office:value-type="string">
            <text:p text:style-name="P18"/>
          </table:table-cell>
        </table:table-row>
      </table:table>
      <text:h text:style-name="P51" text:outline-level="2"><text:bookmark-start text:name="__RefHeading__182246_780470623"/><text:soft-page-break/>Saving presentations<text:bookmark-end text:name="__RefHeading__182246_780470623"/></text:h>
      <text:p text:style-name="P38"><text:alphabetical-index-mark text:string-value="saving" text:key1="presentations"/>In addition to OpenDocument formats (.odp, .otp, .fodp, and .odg), Impress can save in these formats:</text:p>
      <text:p text:style-name="P32">Microsoft PowerPoint 97–2003 (.ppt)<text:line-break/>Microsoft PowerPoint 97–2003 Template (.pot)<text:line-break/>Microsoft PowerPoint 97–2003 AutoPlay (.pps)<text:line-break/>Microsoft PowerPoint 2007–2013 XML (.pptx, .potm)<text:line-break/>Microsoft PowerPoint 2007–2013 XML AutoPlay (.ppsx)<text:line-break/>Office Open XML Presentation (.pptx, .potm, .ppsx)<text:line-break/>Unified Office Format presentation (.uop)</text:p>
      <text:p text:style-name="P22">Impress can also export to MacroMedia Flash (.swf) and any of the graphics formats listed for Draw.</text:p>
      <text:h text:style-name="P50" text:outline-level="2"><text:bookmark-start text:name="__RefHeading__182248_780470623"/>Saving drawings<text:bookmark-end text:name="__RefHeading__182248_780470623"/></text:h>
      <text:p text:style-name="P22"><text:alphabetical-index-mark text:string-value="saving" text:key1="graphic files"/>Draw can only save in the OpenDocument Drawing formats (.odg, .otg, and .fodg), the OpenOffice.org 1.x formats (.sxd and .std) and StarDraw format (.sda, .sdd, and .vor).</text:p>
      <text:p text:style-name="P22">However, Draw can also export to BMP, EMF, EPS, GIF, JPEG, MET, PBM, PCT, PGM, PNG, PPM, RAS, SVG, SVM, TIFF, WMF, and XPM.</text:p>
      <text:h text:style-name="P50" text:outline-level="2"><text:bookmark-start text:name="__RefHeading__182250_780470623"/>Writer/Web can save in these formats<text:bookmark-end text:name="__RefHeading__182250_780470623"/></text:h>
      <text:p text:style-name="P30">HTML document (.html and .htm), as HTML 4.0 Transitional<text:line-break/>Text and Text Encoded (LibreOffice Writer/Web) (.txt)</text:p>
      <text:h text:style-name="P45" text:outline-level="1"><text:bookmark-start text:name="__RefHeading__184177_780470623"/>Exporting to other formats<text:bookmark-end text:name="__RefHeading__184177_780470623"/></text:h>
      <text:p text:style-name="P22">Different from the command <text:span text:style-name="LOMenuPath">Save as</text:span>, LibreOffice uses the term “export” to create a new file with another format without leaving the current content and file format. If you cannot find the file type you are looking for under <text:span text:style-name="LOMenuPath">Save As</text:span>, look under <text:span text:style-name="LOMenuPath">Export</text:span> for additional types.</text:p>
      <text:p text:style-name="P28">PDF is the well known export format since <text:span text:style-name="T13">OpenOffice.org</text:span> 1.5 and EPUB is a new format for export since LibreOffice 6.0. </text:p>
      <text:p text:style-name="P26">LibreOffice can export files to HTML and XHTML. To publish on a Wiki server, export the documents with MediaWiki (.txt) format. In addition, Draw and Impress can export to Adobe Flash (.swf) and a range of image formats. </text:p>
      <text:p text:style-name="P22"><text:bookmark-start text:name="__RefHeading__5648_15665686441"/>To export to one of these formats, choose <text:span text:style-name="LOMenuPath">File &gt; Export</text:span>. On the Export dialog, specify a file name for the exported document, then select the desired format in the <text:span text:style-name="LOEmphasis">File format</text:span> list and click the <text:span text:style-name="LOMenuPath">Export</text:span> butto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67C848525FB461A3.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67C848525FB461A3.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67C848525FB461A3.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67C848525FB461A3.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67C848525FB461A3.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67C848525FB461A3.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67C848525FB461A3.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67C848525FB461A3.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67C848525FB461A3.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67C848525FB461A3.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d43fa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Exporting to other formats</text:chapter> <text:span text:style-name="MT1">| </text:span><text:page-number text:select-page="current">9</text:page-number></text:p>
      </style:footer>
      <style:footer-left>
        <text:p text:style-name="Footer"><text:page-number text:select-page="current">8</text:page-number><text:s/><text:span text:style-name="MT2">| </text:span><text:span text:style-name="MT2"><text:title>Appendix B  Open Source, Standards, Document</text:title></text:span></text:p>
      </style:footer-left>
    </style:master-page>
    <style:master-page style:name="First_20_Page" style:display-name="First Page" style:page-layout-name="Mpm2" style:next-style-name="Standard"/>
    <style:master-page style:name="LOFrontMatter" style:page-layout-name="Mpm3">
      <style:footer>
        <text:p text:style-name="MP1"><text:title>Appendix B  Open Source, Standards, Document</text:title><text:s/><text:span text:style-name="MT3">| </text:span><text:page-number text:select-page="current">3</text:page-number></text:p>
      </style:footer>
      <loext:footer-first>
        <text:p text:style-name="MP2"><text:span text:style-name="MT4">Documentation for LibreOffice is available at </text:span><text:a xlink:type="simple" xlink:href="http://documentation.libreoffice.org/" text:style-name="Internet_20_link" text:visited-style-name="Visited_20_Internet_20_Link"><text:span text:style-name="Internet_20_link"><text:span text:style-name="MT5">http://documentation.libreoffice.org/</text:span></text:span></text:a></text:p>
      </loext:footer-first>
      <style:footer-left>
        <text:p text:style-name="MP3"><text:span text:style-name="MT3"><text:page-number text:select-page="current">0</text:page-number></text:span><text:span text:style-name="MT3">| </text:span><text:title>Appendix B  Open Source, Standards, 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2H4M55S</meta:editing-duration>
    <meta:editing-cycles>51</meta:editing-cycles>
    <meta:generator>LibreOffice/6.0.2.1$Linux_X86_64 LibreOffice_project/f7f06a8f319e4b62f9bc5095aa112a65d2f3ac89</meta:generator>
    <dc:title>Appendix B  Open Source, Standards, Document</dc:title>
    <meta:initial-creator>Jean Weber</meta:initial-creator>
    <dc:date>2018-03-04T19:38:48.678564252</dc:date>
    <dc:creator>Olivier Hallot</dc:creator>
    <meta:document-statistic meta:table-count="7" meta:image-count="1" meta:object-count="0" meta:page-count="9" meta:paragraph-count="231" meta:word-count="2545" meta:character-count="16775" meta:non-whitespace-character-count="14462"/>
    <meta:template xlink:type="simple" xlink:actuate="onRequest" xlink:title="LO 5.0 Chapter Template" xlink:href="../../../../projects/.config/libreoffice/4/user/template/TDFGuides/LO%205.0%20Chapter%20Template.ott" meta:date="2017-02-21T19:36:08.216176398"/>
  </office:meta>
</office:document-meta>
</file>